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0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688cm"/>
    </style:style>
    <style:style style:name="co15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0.497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1.071cm"/>
    </style:style>
    <style:style style:name="co13" style:family="table-column">
      <style:table-column-properties fo:break-before="auto" style:column-width="1.559cm"/>
    </style:style>
    <style:style style:name="co14" style:family="table-column">
      <style:table-column-properties fo:break-before="auto" style:column-width="1.178cm"/>
    </style:style>
    <style:style style:name="co16" style:family="table-column">
      <style:table-column-properties fo:break-before="auto" style:column-width="1.261cm"/>
    </style:style>
    <style:style style:name="co17" style:family="table-column">
      <style:table-column-properties fo:break-before="auto" style:column-width="1.334cm"/>
    </style:style>
    <style:style style:name="co18" style:family="table-column">
      <style:table-column-properties fo:break-before="auto" style:column-width="0.907cm"/>
    </style:style>
    <style:style style:name="co19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3" style:family="table-cell" style:parent-style-name="Default" style:data-style-name="N118"/>
    <style:style style:name="ce6" style:family="table-cell" style:parent-style-name="Default">
      <style:table-cell-properties fo:background-color="#83caff"/>
    </style:style>
    <style:style style:name="ce7" style:family="table-cell" style:parent-style-name="Default">
      <style:table-cell-properties fo:background-color="#ffffff" fo:border="0.06pt solid #000000"/>
    </style:style>
    <style:style style:name="ce8" style:family="table-cell" style:parent-style-name="Default" style:data-style-name="N2">
      <style:table-cell-properties fo:background-color="#83caff"/>
    </style:style>
    <style:style style:name="ce9" style:family="table-cell" style:parent-style-name="Default" style:data-style-name="N2">
      <style:table-cell-properties fo:background-color="#ffffff" fo:border="0.06pt solid #000000"/>
    </style:style>
    <style:style style:name="ce10" style:family="table-cell" style:parent-style-name="Default" style:data-style-name="N122">
      <style:table-cell-properties fo:background-color="#83caff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 style:data-style-name="N2"/>
    <style:style style:name="ce13" style:family="table-cell" style:parent-style-name="Default" style:data-style-name="N118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7" table:default-cell-style-name="ce7"/>
        <table:table-column table:style-name="co8" table:default-cell-style-name="ce9"/>
        <table:table-column table:style-name="co9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10"/>
        <table:table-column table:style-name="co8" table:default-cell-style-name="ce10"/>
        <table:table-column table:style-name="co14" table:default-cell-style-name="ce10"/>
        <table:table-column table:style-name="co10" table:default-cell-style-name="ce6"/>
        <table:table-column table:style-name="co11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default-cell-style-name="ce6"/>
        <table:table-column table:style-name="co13" table:default-cell-style-name="ce6"/>
        <table:table-column table:style-name="co8" table:default-cell-style-name="Default"/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float" office:value="145.99494818877" calcext:value-type="float">
            <text:p>145.99</text:p>
          </table:table-cell>
          <table:table-cell/>
          <table:table-cell table:formula="of:=[.A1]^2" office:value-type="float" office:value="1" calcext:value-type="float">
            <text:p>1</text:p>
          </table:table-cell>
          <table:table-cell table:formula="of:=[.A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D1]^2" office:value-type="float" office:value="1" calcext:value-type="float">
            <text:p>1</text:p>
          </table:table-cell>
          <table:table-cell table:formula="of:=[.D1]*[.E1]" office:value-type="float" office:value="1" calcext:value-type="float">
            <text:p>1</text:p>
          </table:table-cell>
          <table:table-cell table:formula="of:=[.D1]*[.B1]" office:value-type="float" office:value="145.99494818877" calcext:value-type="float">
            <text:p>146.0</text:p>
          </table:table-cell>
          <table:table-cell table:formula="of:=[.E1]*[.B1]" office:value-type="float" office:value="145.99494818877" calcext:value-type="float">
            <text:p>146.0</text:p>
          </table:table-cell>
          <table:table-cell table:formula="of:=[.F1]*[.B1]" office:value-type="float" office:value="145.99494818877" calcext:value-type="float">
            <text:p>146.0</text:p>
          </table:table-cell>
          <table:table-cell/>
          <table:table-cell office:value-type="string" calcext:value-type="string">
            <text:p>X^4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0</text:p>
          </table:table-cell>
          <table:table-cell office:value-type="string" calcext:value-type="string">
            <text:p>x^2Y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office:value-type="float" office:value="58.2590630773676" calcext:value-type="float">
            <text:p>58.26</text:p>
          </table:table-cell>
          <table:table-cell/>
          <table:table-cell table:formula="of:=[.A2]^2" office:value-type="float" office:value="4" calcext:value-type="float">
            <text:p>4</text:p>
          </table:table-cell>
          <table:table-cell table:formula="of:=[.A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2]^2" office:value-type="float" office:value="16" calcext:value-type="float">
            <text:p>16</text:p>
          </table:table-cell>
          <table:table-cell table:formula="of:=[.D2]*[.E2]" office:value-type="float" office:value="8" calcext:value-type="float">
            <text:p>8</text:p>
          </table:table-cell>
          <table:table-cell table:formula="of:=[.D2]*[.B2]" office:value-type="float" office:value="233.03625230947" calcext:value-type="float">
            <text:p>233.0</text:p>
          </table:table-cell>
          <table:table-cell table:formula="of:=[.E2]*[.B2]" office:value-type="float" office:value="116.518126154735" calcext:value-type="float">
            <text:p>116.5</text:p>
          </table:table-cell>
          <table:table-cell table:formula="of:=[.F2]*[.B2]" office:value-type="float" office:value="58.2590630773676" calcext:value-type="float">
            <text:p>58.3</text:p>
          </table:table-cell>
          <table:table-cell/>
          <table:table-cell table:formula="of:=SUM([.G$1:.G$1048576])" office:value-type="float" office:value="98" calcext:value-type="float">
            <text:p>98</text:p>
          </table:table-cell>
          <table:table-cell table:formula="of:=SUM([.H$1:.H$1048576])" office:value-type="float" office:value="36" calcext:value-type="float">
            <text:p>36</text:p>
          </table:table-cell>
          <table:table-cell table:formula="of:=SUM([.D$1:.D$1048576])" office:value-type="float" office:value="14" calcext:value-type="float">
            <text:p>14</text:p>
          </table:table-cell>
          <table:table-cell table:formula="of:=SUM([.E$1:.E$1048576])" office:value-type="float" office:value="6" calcext:value-type="float">
            <text:p>6</text:p>
          </table:table-cell>
          <table:table-cell table:formula="of:=SUM([.F$1:.F$1048576])" office:value-type="float" office:value="20" calcext:value-type="float">
            <text:p>20</text:p>
          </table:table-cell>
          <table:table-cell table:style-name="ce8" table:formula="of:=SUM([.I$1:.I$1048576])" office:value-type="float" office:value="1066.81779690392" calcext:value-type="float">
            <text:p>1066.82</text:p>
          </table:table-cell>
          <table:table-cell table:style-name="ce8" table:formula="of:=SUM([.J$1:.J$1048576])" office:value-type="float" office:value="491.7752731454" calcext:value-type="float">
            <text:p>491.78</text:p>
          </table:table-cell>
          <table:table-cell table:style-name="ce12" table:formula="of:=SUM([.K$1:.K$1048576])" office:value-type="float" office:value="280.674744200103" calcext:value-type="float">
            <text:p>280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.4207329339647" calcext:value-type="float">
            <text:p>76.42</text:p>
          </table:table-cell>
          <table:table-cell/>
          <table:table-cell table:formula="of:=[.A3]^2" office:value-type="float" office:value="9" calcext:value-type="float">
            <text:p>9</text:p>
          </table:table-cell>
          <table:table-cell table:formula="of:=[.A3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]^2" office:value-type="float" office:value="81" calcext:value-type="float">
            <text:p>81</text:p>
          </table:table-cell>
          <table:table-cell table:formula="of:=[.D3]*[.E3]" office:value-type="float" office:value="27" calcext:value-type="float">
            <text:p>27</text:p>
          </table:table-cell>
          <table:table-cell table:formula="of:=[.D3]*[.B3]" office:value-type="float" office:value="687.786596405682" calcext:value-type="float">
            <text:p>687.8</text:p>
          </table:table-cell>
          <table:table-cell table:formula="of:=[.E3]*[.B3]" office:value-type="float" office:value="229.262198801894" calcext:value-type="float">
            <text:p>229.3</text:p>
          </table:table-cell>
          <table:table-cell table:formula="of:=[.F3]*[.B3]" office:value-type="float" office:value="76.4207329339647" calcext:value-type="float">
            <text:p>76.4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4]^2" office:value-type="float" office:value="0" calcext:value-type="float">
            <text:p>0</text:p>
          </table:table-cell>
          <table:table-cell table:formula="of:=[.A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4]^2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formula="of:=[.D4]*[.B4]" office:value-type="float" office:value="0" calcext:value-type="float">
            <text:p>0.0</text:p>
          </table:table-cell>
          <table:table-cell table:formula="of:=[.E4]*[.B4]" office:value-type="float" office:value="0" calcext:value-type="float">
            <text:p>0.0</text:p>
          </table:table-cell>
          <table:table-cell table:formula="of:=[.F4]*[.B4]" office:value-type="float" office:value="0" calcext:value-type="float">
            <text:p>0.0</text:p>
          </table:table-cell>
          <table:table-cell/>
          <table:table-cell table:formula="of:=[.M2]" office:value-type="float" office:value="98" calcext:value-type="float">
            <text:p>98</text:p>
          </table:table-cell>
          <table:table-cell table:formula="of:=[.N2]" office:value-type="float" office:value="36" calcext:value-type="float">
            <text:p>36</text:p>
          </table:table-cell>
          <table:table-cell table:formula="of:=[.O2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A5]^2" office:value-type="float" office:value="0" calcext:value-type="float">
            <text:p>0</text:p>
          </table:table-cell>
          <table:table-cell table:formula="of:=[.A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5]^2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formula="of:=[.D5]*[.B5]" office:value-type="float" office:value="0" calcext:value-type="float">
            <text:p>0.0</text:p>
          </table:table-cell>
          <table:table-cell table:formula="of:=[.E5]*[.B5]" office:value-type="float" office:value="0" calcext:value-type="float">
            <text:p>0.0</text:p>
          </table:table-cell>
          <table:table-cell table:formula="of:=[.F5]*[.B5]" office:value-type="float" office:value="0" calcext:value-type="float">
            <text:p>0.0</text:p>
          </table:table-cell>
          <table:table-cell/>
          <table:table-cell table:formula="of:=[.N4]" office:value-type="float" office:value="36" calcext:value-type="float">
            <text:p>36</text:p>
          </table:table-cell>
          <table:table-cell table:formula="of:=[.O4]" office:value-type="float" office:value="14" calcext:value-type="float">
            <text:p>14</text:p>
          </table:table-cell>
          <table:table-cell table:formula="of:=[.P2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A6]^2" office:value-type="float" office:value="0" calcext:value-type="float">
            <text:p>0</text:p>
          </table:table-cell>
          <table:table-cell table:formula="of:=[.A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6]^2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formula="of:=[.D6]*[.B6]" office:value-type="float" office:value="0" calcext:value-type="float">
            <text:p>0.0</text:p>
          </table:table-cell>
          <table:table-cell table:formula="of:=[.E6]*[.B6]" office:value-type="float" office:value="0" calcext:value-type="float">
            <text:p>0.0</text:p>
          </table:table-cell>
          <table:table-cell table:formula="of:=[.F6]*[.B6]" office:value-type="float" office:value="0" calcext:value-type="float">
            <text:p>0.0</text:p>
          </table:table-cell>
          <table:table-cell/>
          <table:table-cell table:formula="of:=[.O4]" office:value-type="float" office:value="14" calcext:value-type="float">
            <text:p>14</text:p>
          </table:table-cell>
          <table:table-cell table:formula="of:=[.O5]" office:value-type="float" office:value="6" calcext:value-type="float">
            <text:p>6</text:p>
          </table:table-cell>
          <table:table-cell table:formula="of:=[.Q2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A7]^2" office:value-type="float" office:value="0" calcext:value-type="float">
            <text:p>0</text:p>
          </table:table-cell>
          <table:table-cell table:formula="of:=[.A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]^2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formula="of:=[.D7]*[.B7]" office:value-type="float" office:value="0" calcext:value-type="float">
            <text:p>0.0</text:p>
          </table:table-cell>
          <table:table-cell table:formula="of:=[.E7]*[.B7]" office:value-type="float" office:value="0" calcext:value-type="float">
            <text:p>0.0</text:p>
          </table:table-cell>
          <table:table-cell table:formula="of:=[.F7]*[.B7]" office:value-type="float" office:value="0" calcext:value-type="float">
            <text:p>0.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8]^2" office:value-type="float" office:value="0" calcext:value-type="float">
            <text:p>0</text:p>
          </table:table-cell>
          <table:table-cell table:formula="of:=[.A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]^2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formula="of:=[.D8]*[.B8]" office:value-type="float" office:value="0" calcext:value-type="float">
            <text:p>0.0</text:p>
          </table:table-cell>
          <table:table-cell table:formula="of:=[.E8]*[.B8]" office:value-type="float" office:value="0" calcext:value-type="float">
            <text:p>0.0</text:p>
          </table:table-cell>
          <table:table-cell table:formula="of:=[.F8]*[.B8]" office:value-type="float" office:value="0" calcext:value-type="float">
            <text:p>0.0</text:p>
          </table:table-cell>
          <table:table-cell/>
          <table:table-cell table:formula="of:=[.M4]*[.N5]*[.O6]" office:value-type="float" office:value="27440" calcext:value-type="float">
            <text:p>27440</text:p>
          </table:table-cell>
          <table:table-cell table:formula="of:=[.N4]*[.O5]*[.M6]" office:value-type="float" office:value="3024" calcext:value-type="float">
            <text:p>3024</text:p>
          </table:table-cell>
          <table:table-cell table:formula="of:=[.O4]*[.M5]*[.N6]" office:value-type="float" office:value="3024" calcext:value-type="float">
            <text:p>302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A9]^2" office:value-type="float" office:value="0" calcext:value-type="float">
            <text:p>0</text:p>
          </table:table-cell>
          <table:table-cell table:formula="of:=[.A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9]^2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formula="of:=[.D9]*[.B9]" office:value-type="float" office:value="0" calcext:value-type="float">
            <text:p>0.0</text:p>
          </table:table-cell>
          <table:table-cell table:formula="of:=[.E9]*[.B9]" office:value-type="float" office:value="0" calcext:value-type="float">
            <text:p>0.0</text:p>
          </table:table-cell>
          <table:table-cell table:formula="of:=[.F9]*[.B9]" office:value-type="float" office:value="0" calcext:value-type="float">
            <text:p>0.0</text:p>
          </table:table-cell>
          <table:table-cell/>
          <table:table-cell table:formula="of:=(-1)*[.O4]*[.N5]*[.M6]" office:value-type="float" office:value="-2744" calcext:value-type="float">
            <text:p>-2744</text:p>
          </table:table-cell>
          <table:table-cell table:formula="of:=(-1)*[.N4]*[.M5]*[.O6]" office:value-type="float" office:value="-25920" calcext:value-type="float">
            <text:p>-25920</text:p>
          </table:table-cell>
          <table:table-cell table:formula="of:=(-1)*[.M4]*[.O5]*[.N6]" office:value-type="float" office:value="-3528" calcext:value-type="float">
            <text:p>-352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A10]^2" office:value-type="float" office:value="0" calcext:value-type="float">
            <text:p>0</text:p>
          </table:table-cell>
          <table:table-cell table:formula="of:=[.A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0]^2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formula="of:=[.D10]*[.B10]" office:value-type="float" office:value="0" calcext:value-type="float">
            <text:p>0.0</text:p>
          </table:table-cell>
          <table:table-cell table:formula="of:=[.E10]*[.B10]" office:value-type="float" office:value="0" calcext:value-type="float">
            <text:p>0.0</text:p>
          </table:table-cell>
          <table:table-cell table:formula="of:=[.F10]*[.B10]" office:value-type="float" office:value="0" calcext:value-type="float">
            <text:p>0.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11]^2" office:value-type="float" office:value="0" calcext:value-type="float">
            <text:p>0</text:p>
          </table:table-cell>
          <table:table-cell table:formula="of:=[.A1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1]^2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formula="of:=[.D11]*[.B11]" office:value-type="float" office:value="0" calcext:value-type="float">
            <text:p>0.0</text:p>
          </table:table-cell>
          <table:table-cell table:formula="of:=[.E11]*[.B11]" office:value-type="float" office:value="0" calcext:value-type="float">
            <text:p>0.0</text:p>
          </table:table-cell>
          <table:table-cell table:formula="of:=[.F11]*[.B11]" office:value-type="float" office:value="0" calcext:value-type="float">
            <text:p>0.0</text:p>
          </table:table-cell>
          <table:table-cell/>
          <table:table-cell table:formula="of:=SUM([.M8:.O8])+SUM([.M9:.O9])" office:value-type="float" office:value="1296" calcext:value-type="float">
            <text:p>1296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A12]^2" office:value-type="float" office:value="0" calcext:value-type="float">
            <text:p>0</text:p>
          </table:table-cell>
          <table:table-cell table:formula="of:=[.A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2]^2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formula="of:=[.D12]*[.B12]" office:value-type="float" office:value="0" calcext:value-type="float">
            <text:p>0.0</text:p>
          </table:table-cell>
          <table:table-cell table:formula="of:=[.E12]*[.B12]" office:value-type="float" office:value="0" calcext:value-type="float">
            <text:p>0.0</text:p>
          </table:table-cell>
          <table:table-cell table:formula="of:=[.F12]*[.B12]" office:value-type="float" office:value="0" calcext:value-type="float">
            <text:p>0.0</text:p>
          </table:table-cell>
          <table:table-cell/>
          <table:table-cell office:value-type="string" calcext:value-type="string">
            <text:p>det</text:p>
          </table:table-cell>
          <table:table-cell table:formula="of:=1/[.M11]" office:value-type="float" office:value="0.000771604938271605" calcext:value-type="float">
            <text:p>0.00077160493827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A13]^2" office:value-type="float" office:value="0" calcext:value-type="float">
            <text:p>0</text:p>
          </table:table-cell>
          <table:table-cell table:formula="of:=[.A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3]^2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formula="of:=[.D13]*[.B13]" office:value-type="float" office:value="0" calcext:value-type="float">
            <text:p>0.0</text:p>
          </table:table-cell>
          <table:table-cell table:formula="of:=[.E13]*[.B13]" office:value-type="float" office:value="0" calcext:value-type="float">
            <text:p>0.0</text:p>
          </table:table-cell>
          <table:table-cell table:formula="of:=[.F13]*[.B13]" office:value-type="float" office:value="0" calcext:value-type="float">
            <text:p>0.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14]^2" office:value-type="float" office:value="0" calcext:value-type="float">
            <text:p>0</text:p>
          </table:table-cell>
          <table:table-cell table:formula="of:=[.A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4]^2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formula="of:=[.D14]*[.B14]" office:value-type="float" office:value="0" calcext:value-type="float">
            <text:p>0.0</text:p>
          </table:table-cell>
          <table:table-cell table:formula="of:=[.E14]*[.B14]" office:value-type="float" office:value="0" calcext:value-type="float">
            <text:p>0.0</text:p>
          </table:table-cell>
          <table:table-cell table:formula="of:=[.F14]*[.B14]" office:value-type="float" office:value="0" calcext:value-type="float">
            <text:p>0.0</text:p>
          </table:table-cell>
          <table:table-cell/>
          <table:table-cell table:formula="of:=[.N5]*[.O6]-[.O5]*[.N6]" office:value-type="float" office:value="244" calcext:value-type="float">
            <text:p>244</text:p>
          </table:table-cell>
          <table:table-cell table:formula="of:=(-1)*([.N4]*[.O6]-[.O4]*[.N6])" office:value-type="float" office:value="-636" calcext:value-type="float">
            <text:p>-636</text:p>
          </table:table-cell>
          <table:table-cell table:formula="of:=[.N4]*[.O5]-[.O4]*[.N5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A15]^2" office:value-type="float" office:value="0" calcext:value-type="float">
            <text:p>0</text:p>
          </table:table-cell>
          <table:table-cell table:formula="of:=[.A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5]^2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formula="of:=[.D15]*[.B15]" office:value-type="float" office:value="0" calcext:value-type="float">
            <text:p>0.0</text:p>
          </table:table-cell>
          <table:table-cell table:formula="of:=[.E15]*[.B15]" office:value-type="float" office:value="0" calcext:value-type="float">
            <text:p>0.0</text:p>
          </table:table-cell>
          <table:table-cell table:formula="of:=[.F15]*[.B15]" office:value-type="float" office:value="0" calcext:value-type="float">
            <text:p>0.0</text:p>
          </table:table-cell>
          <table:table-cell/>
          <table:table-cell table:formula="of:=(-1)*([.M5]*[.O6]-[.O5]*[.M6])" office:value-type="float" office:value="-636" calcext:value-type="float">
            <text:p>-636</text:p>
          </table:table-cell>
          <table:table-cell table:formula="of:=[.M4]*[.O6]-[.O4]*[.M6]" office:value-type="float" office:value="1764" calcext:value-type="float">
            <text:p>1764</text:p>
          </table:table-cell>
          <table:table-cell table:formula="of:=(-1)*([.M4]*[.O5]-[.O4]*[.M5])" office:value-type="float" office:value="-84" calcext:value-type="float">
            <text:p>-8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A16]^2" office:value-type="float" office:value="0" calcext:value-type="float">
            <text:p>0</text:p>
          </table:table-cell>
          <table:table-cell table:formula="of:=[.A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6]^2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formula="of:=[.D16]*[.B16]" office:value-type="float" office:value="0" calcext:value-type="float">
            <text:p>0.0</text:p>
          </table:table-cell>
          <table:table-cell table:formula="of:=[.E16]*[.B16]" office:value-type="float" office:value="0" calcext:value-type="float">
            <text:p>0.0</text:p>
          </table:table-cell>
          <table:table-cell table:formula="of:=[.F16]*[.B16]" office:value-type="float" office:value="0" calcext:value-type="float">
            <text:p>0.0</text:p>
          </table:table-cell>
          <table:table-cell/>
          <table:table-cell table:formula="of:=[.M5]*[.N6]-[.N5]*[.M6]" office:value-type="float" office:value="20" calcext:value-type="float">
            <text:p>20</text:p>
          </table:table-cell>
          <table:table-cell table:formula="of:=(-1)*([.M4]*[.N6]-[.N4]*[.M6])" office:value-type="float" office:value="-84" calcext:value-type="float">
            <text:p>-84</text:p>
          </table:table-cell>
          <table:table-cell table:formula="of:=[.M4]*[.N5]-[.N4]*[.M5]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A17]^2" office:value-type="float" office:value="0" calcext:value-type="float">
            <text:p>0</text:p>
          </table:table-cell>
          <table:table-cell table:formula="of:=[.A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7]^2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formula="of:=[.D17]*[.B17]" office:value-type="float" office:value="0" calcext:value-type="float">
            <text:p>0.0</text:p>
          </table:table-cell>
          <table:table-cell table:formula="of:=[.E17]*[.B17]" office:value-type="float" office:value="0" calcext:value-type="float">
            <text:p>0.0</text:p>
          </table:table-cell>
          <table:table-cell table:formula="of:=[.F17]*[.B17]" office:value-type="float" office:value="0" calcext:value-type="float">
            <text:p>0.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18]^2" office:value-type="float" office:value="0" calcext:value-type="float">
            <text:p>0</text:p>
          </table:table-cell>
          <table:table-cell table:formula="of:=[.A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8]^2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formula="of:=[.D18]*[.B18]" office:value-type="float" office:value="0" calcext:value-type="float">
            <text:p>0.0</text:p>
          </table:table-cell>
          <table:table-cell table:formula="of:=[.E18]*[.B18]" office:value-type="float" office:value="0" calcext:value-type="float">
            <text:p>0.0</text:p>
          </table:table-cell>
          <table:table-cell table:formula="of:=[.F18]*[.B18]" office:value-type="float" office:value="0" calcext:value-type="float">
            <text:p>0.0</text:p>
          </table:table-cell>
          <table:table-cell/>
          <table:table-cell office:value-type="string" calcext:value-type="string">
            <text:p>Inv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A19]^2" office:value-type="float" office:value="0" calcext:value-type="float">
            <text:p>0</text:p>
          </table:table-cell>
          <table:table-cell table:formula="of:=[.A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9]^2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formula="of:=[.D19]*[.B19]" office:value-type="float" office:value="0" calcext:value-type="float">
            <text:p>0.0</text:p>
          </table:table-cell>
          <table:table-cell table:formula="of:=[.E19]*[.B19]" office:value-type="float" office:value="0" calcext:value-type="float">
            <text:p>0.0</text:p>
          </table:table-cell>
          <table:table-cell table:formula="of:=[.F19]*[.B19]" office:value-type="float" office:value="0" calcext:value-type="float">
            <text:p>0.0</text:p>
          </table:table-cell>
          <table:table-cell/>
          <table:table-cell table:formula="of:=[.M14]*[.$N$12]" office:value-type="float" office:value="0.188271604938272" calcext:value-type="float">
            <text:p>0.188271604938272</text:p>
          </table:table-cell>
          <table:table-cell table:formula="of:=[.N14]*[.$N$12]" office:value-type="float" office:value="-0.490740740740741" calcext:value-type="float">
            <text:p>-0.490740740740741</text:p>
          </table:table-cell>
          <table:table-cell table:formula="of:=[.O14]*[.$N$12]" office:value-type="float" office:value="0.0154320987654321" calcext:value-type="float">
            <text:p>0.015432098765432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11" table:formula="of:=[.M19]*[.R2]+[.N19]*[.S2]+[.O19]*[.T2]" office:value-type="float" office:value="-36.1512626480832" calcext:value-type="float">
            <text:p>-36.1512626480832</text:p>
          </table:table-cell>
          <table:table-cell/>
        </table:table-row>
        <table:table-row table:style-name="ro1">
          <table:table-cell table:number-columns-repeated="3"/>
          <table:table-cell table:formula="of:=[.A20]^2" office:value-type="float" office:value="0" calcext:value-type="float">
            <text:p>0</text:p>
          </table:table-cell>
          <table:table-cell table:formula="of:=[.A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0]^2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formula="of:=[.D20]*[.B20]" office:value-type="float" office:value="0" calcext:value-type="float">
            <text:p>0.0</text:p>
          </table:table-cell>
          <table:table-cell table:formula="of:=[.E20]*[.B20]" office:value-type="float" office:value="0" calcext:value-type="float">
            <text:p>0.0</text:p>
          </table:table-cell>
          <table:table-cell table:formula="of:=[.F20]*[.B20]" office:value-type="float" office:value="0" calcext:value-type="float">
            <text:p>0.0</text:p>
          </table:table-cell>
          <table:table-cell/>
          <table:table-cell table:formula="of:=[.M15]*[.$N$12]" office:value-type="float" office:value="-0.490740740740741" calcext:value-type="float">
            <text:p>-0.490740740740741</text:p>
          </table:table-cell>
          <table:table-cell table:formula="of:=[.N15]*[.$N$12]" office:value-type="float" office:value="1.36111111111111" calcext:value-type="float">
            <text:p>1.36111111111111</text:p>
          </table:table-cell>
          <table:table-cell table:formula="of:=[.O15]*[.$N$12]" office:value-type="float" office:value="-0.0648148148148148" calcext:value-type="float">
            <text:p>-0.064814814814815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1" table:formula="of:=[.M20]*[.R2]+[.N20]*[.S2]+[.O20]*[.T2]" office:value-type="float" office:value="127.637950991345" calcext:value-type="float">
            <text:p>127.637950991345</text:p>
          </table:table-cell>
          <table:table-cell/>
        </table:table-row>
        <table:table-row table:style-name="ro1">
          <table:table-cell/>
          <table:table-cell table:style-name="ce7"/>
          <table:table-cell table:number-columns-repeated="6"/>
          <table:table-cell table:style-name="ce6" table:number-columns-repeated="3"/>
          <table:table-cell/>
          <table:table-cell table:formula="of:=[.M16]*[.$N$12]" office:value-type="float" office:value="0.0154320987654321" calcext:value-type="float">
            <text:p>0.015432098765432</text:p>
          </table:table-cell>
          <table:table-cell table:formula="of:=[.N16]*[.$N$12]" office:value-type="float" office:value="-0.0648148148148148" calcext:value-type="float">
            <text:p>-0.064814814814815</text:p>
          </table:table-cell>
          <table:table-cell table:formula="of:=[.O16]*[.$N$12]" office:value-type="float" office:value="0.058641975308642" calcext:value-type="float">
            <text:p>0.058641975308642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11" table:formula="of:=[.M21]*[.R2]+[.N21]*[.S2]+[.O21]*[.T2]" office:value-type="float" office:value="1.04823576625975" calcext:value-type="float">
            <text:p>1.04823576625975</text:p>
          </table:table-cell>
          <table:table-cell/>
        </table:table-row>
      </table:table>
      <table:table table:name="makedata" table:style-name="ta1">
        <table:table-column table:style-name="co10" table:default-cell-style-name="Default"/>
        <table:table-column table:style-name="co10" table:default-cell-style-name="ce12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5" table:number-columns-repeated="2" table:default-cell-style-name="ce13"/>
        <table:table-row table:style-name="ro1">
          <table:table-cell office:value-type="float" office:value="1" calcext:value-type="float">
            <text:p>1</text:p>
          </table:table-cell>
          <table:table-cell table:formula="of:=([.A1]-10+[.H1]*1)^2+10+[.I1]*2" office:value-type="float" office:value="145.99494818877" calcext:value-type="float">
            <text:p>145.9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SQRT(-2*LN([.E1]/101+2^(-64)))*COS(2*PI()*[.G1]/103)" office:value-type="float" office:value="-2.6408890496278" calcext:value-type="float">
            <text:p>-2.641</text:p>
          </table:table-cell>
          <table:table-cell table:formula="of:=SQRT(-2*LN([.E1]/101+2^(-64)))*SIN(2*PI()*[.G1]/103)" office:value-type="float" office:value="0.242325161512918" calcext:value-type="float">
            <text:p>0.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2]-10+[.H2]*1)^2+10+[.I2]*2" office:value-type="float" office:value="58.2590630773676" calcext:value-type="float">
            <text:p>58.26</text:p>
          </table:table-cell>
          <table:table-cell/>
          <table:table-cell office:value-type="float" office:value="5" calcext:value-type="float">
            <text:p>5</text:p>
          </table:table-cell>
          <table:table-cell table:formula="of:=MOD([.E1]*[.D$1]+[.D$2];[.D$3]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MOD([.G1]*[.F$1]+[.F$2];[.F$3])" office:value-type="float" office:value="84" calcext:value-type="float">
            <text:p>84</text:p>
          </table:table-cell>
          <table:table-cell table:formula="of:=SQRT(-2*LN([.E2]/101+2^(-64)))*COS(2*PI()*[.G2]/103)" office:value-type="float" office:value="0.795645142434172" calcext:value-type="float">
            <text:p>0.796</text:p>
          </table:table-cell>
          <table:table-cell table:formula="of:=SQRT(-2*LN([.E2]/101+2^(-64)))*SIN(2*PI()*[.G2]/103)" office:value-type="float" office:value="-1.82183291818238" calcext:value-type="float">
            <text:p>-1.8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3]-10+[.H3]*1)^2+10+[.I3]*2" office:value-type="float" office:value="76.4207329339647" calcext:value-type="float">
            <text:p>76.42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MOD([.E2]*[.D$1]+[.D$2];[.D$3])" office:value-type="float" office:value="47" calcext:value-type="float">
            <text:p>47</text:p>
          </table:table-cell>
          <table:table-cell office:value-type="float" office:value="103" calcext:value-type="float">
            <text:p>103</text:p>
          </table:table-cell>
          <table:table-cell table:formula="of:=MOD([.G2]*[.F$1]+[.F$2];[.F$3])" office:value-type="float" office:value="43" calcext:value-type="float">
            <text:p>43</text:p>
          </table:table-cell>
          <table:table-cell table:formula="of:=SQRT(-2*LN([.E3]/101+2^(-64)))*COS(2*PI()*[.G3]/103)" office:value-type="float" office:value="-1.07432535169949" calcext:value-type="float">
            <text:p>-1.074</text:p>
          </table:table-cell>
          <table:table-cell table:formula="of:=SQRT(-2*LN([.E3]/101+2^(-64)))*SIN(2*PI()*[.G3]/103)" office:value-type="float" office:value="0.61300152443381" calcext:value-type="float">
            <text:p>0.6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4]-10+[.H4]*1)^2+10+[.I4]*2" office:value-type="float" office:value="62.8751326888078" calcext:value-type="float">
            <text:p>62.88</text:p>
          </table:table-cell>
          <table:table-cell table:number-columns-repeated="2"/>
          <table:table-cell table:formula="of:=MOD([.E3]*[.D$1]+[.D$2];[.D$3])" office:value-type="float" office:value="45" calcext:value-type="float">
            <text:p>45</text:p>
          </table:table-cell>
          <table:table-cell/>
          <table:table-cell table:formula="of:=MOD([.G3]*[.F$1]+[.F$2];[.F$3])" office:value-type="float" office:value="47" calcext:value-type="float">
            <text:p>47</text:p>
          </table:table-cell>
          <table:table-cell table:formula="of:=SQRT(-2*LN([.E4]/101+2^(-64)))*COS(2*PI()*[.G4]/103)" office:value-type="float" office:value="-1.22397047148214" calcext:value-type="float">
            <text:p>-1.224</text:p>
          </table:table-cell>
          <table:table-cell table:formula="of:=SQRT(-2*LN([.E4]/101+2^(-64)))*SIN(2*PI()*[.G4]/103)" office:value-type="float" office:value="0.344691657980975" calcext:value-type="float">
            <text:p>0.3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5]-10+[.H5]*1)^2+10+[.I5]*2" office:value-type="float" office:value="36.2950684033096" calcext:value-type="float">
            <text:p>36.30</text:p>
          </table:table-cell>
          <table:table-cell table:number-columns-repeated="2"/>
          <table:table-cell table:formula="of:=MOD([.E4]*[.D$1]+[.D$2];[.D$3])" office:value-type="float" office:value="39" calcext:value-type="float">
            <text:p>39</text:p>
          </table:table-cell>
          <table:table-cell/>
          <table:table-cell table:formula="of:=MOD([.G4]*[.F$1]+[.F$2];[.F$3])" office:value-type="float" office:value="24" calcext:value-type="float">
            <text:p>24</text:p>
          </table:table-cell>
          <table:table-cell table:formula="of:=SQRT(-2*LN([.E5]/101+2^(-64)))*COS(2*PI()*[.G5]/103)" office:value-type="float" office:value="0.146990179664104" calcext:value-type="float">
            <text:p>0.147</text:p>
          </table:table-cell>
          <table:table-cell table:formula="of:=SQRT(-2*LN([.E5]/101+2^(-64)))*SIN(2*PI()*[.G5]/103)" office:value-type="float" office:value="1.37168204351648" calcext:value-type="float">
            <text:p>1.3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6]-10+[.H6]*1)^2+10+[.I6]*2" office:value-type="float" office:value="21.0004054753462" calcext:value-type="float">
            <text:p>21.00</text:p>
          </table:table-cell>
          <table:table-cell table:number-columns-repeated="2"/>
          <table:table-cell table:formula="of:=MOD([.E5]*[.D$1]+[.D$2];[.D$3])" office:value-type="float" office:value="21" calcext:value-type="float">
            <text:p>21</text:p>
          </table:table-cell>
          <table:table-cell/>
          <table:table-cell table:formula="of:=MOD([.G5]*[.F$1]+[.F$2];[.F$3])" office:value-type="float" office:value="79" calcext:value-type="float">
            <text:p>79</text:p>
          </table:table-cell>
          <table:table-cell table:formula="of:=SQRT(-2*LN([.E6]/101+2^(-64)))*COS(2*PI()*[.G6]/103)" office:value-type="float" office:value="0.188843925962192" calcext:value-type="float">
            <text:p>0.189</text:p>
          </table:table-cell>
          <table:table-cell table:formula="of:=SQRT(-2*LN([.E6]/101+2^(-64)))*SIN(2*PI()*[.G6]/103)" office:value-type="float" office:value="-1.76225257266456" calcext:value-type="float">
            <text:p>-1.7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7]-10+[.H7]*1)^2+10+[.I7]*2" office:value-type="float" office:value="25.3306660996471" calcext:value-type="float">
            <text:p>25.33</text:p>
          </table:table-cell>
          <table:table-cell table:number-columns-repeated="2"/>
          <table:table-cell table:formula="of:=MOD([.E6]*[.D$1]+[.D$2];[.D$3])" office:value-type="float" office:value="68" calcext:value-type="float">
            <text:p>68</text:p>
          </table:table-cell>
          <table:table-cell/>
          <table:table-cell table:formula="of:=MOD([.G6]*[.F$1]+[.F$2];[.F$3])" office:value-type="float" office:value="46" calcext:value-type="float">
            <text:p>46</text:p>
          </table:table-cell>
          <table:table-cell table:formula="of:=SQRT(-2*LN([.E7]/101+2^(-64)))*COS(2*PI()*[.G7]/103)" office:value-type="float" office:value="-0.839911907110569" calcext:value-type="float">
            <text:p>-0.840</text:p>
          </table:table-cell>
          <table:table-cell table:formula="of:=SQRT(-2*LN([.E7]/101+2^(-64)))*SIN(2*PI()*[.G7]/103)" office:value-type="float" office:value="0.292871322638785" calcext:value-type="float">
            <text:p>0.2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8]-10+[.H8]*1)^2+10+[.I8]*2" office:value-type="float" office:value="11.1749955154912" calcext:value-type="float">
            <text:p>11.17</text:p>
          </table:table-cell>
          <table:table-cell table:number-columns-repeated="2"/>
          <table:table-cell table:formula="of:=MOD([.E7]*[.D$1]+[.D$2];[.D$3])" office:value-type="float" office:value="7" calcext:value-type="float">
            <text:p>7</text:p>
          </table:table-cell>
          <table:table-cell/>
          <table:table-cell table:formula="of:=MOD([.G7]*[.F$1]+[.F$2];[.F$3])" office:value-type="float" office:value="4" calcext:value-type="float">
            <text:p>4</text:p>
          </table:table-cell>
          <table:table-cell table:formula="of:=SQRT(-2*LN([.E8]/101+2^(-64)))*COS(2*PI()*[.G8]/103)" office:value-type="float" office:value="2.24205977981372" calcext:value-type="float">
            <text:p>2.242</text:p>
          </table:table-cell>
          <table:table-cell table:formula="of:=SQRT(-2*LN([.E8]/101+2^(-64)))*SIN(2*PI()*[.G8]/103)" office:value-type="float" office:value="0.55820128924388" calcext:value-type="float">
            <text:p>0.5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9]-10+[.H9]*1)^2+10+[.I9]*2" office:value-type="float" office:value="7.84859691498798" calcext:value-type="float">
            <text:p>7.85</text:p>
          </table:table-cell>
          <table:table-cell table:number-columns-repeated="2"/>
          <table:table-cell table:formula="of:=MOD([.E8]*[.D$1]+[.D$2];[.D$3])" office:value-type="float" office:value="26" calcext:value-type="float">
            <text:p>26</text:p>
          </table:table-cell>
          <table:table-cell/>
          <table:table-cell table:formula="of:=MOD([.G8]*[.F$1]+[.F$2];[.F$3])" office:value-type="float" office:value="91" calcext:value-type="float">
            <text:p>91</text:p>
          </table:table-cell>
          <table:table-cell table:formula="of:=SQRT(-2*LN([.E9]/101+2^(-64)))*COS(2*PI()*[.G9]/103)" office:value-type="float" office:value="1.22540424439995" calcext:value-type="float">
            <text:p>1.225</text:p>
          </table:table-cell>
          <table:table-cell table:formula="of:=SQRT(-2*LN([.E9]/101+2^(-64)))*SIN(2*PI()*[.G9]/103)" office:value-type="float" office:value="-1.10110507920277" calcext:value-type="float">
            <text:p>-1.1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0]-10+[.H10]*1)^2+10+[.I10]*2" office:value-type="float" office:value="8.77544295335203" calcext:value-type="float">
            <text:p>8.78</text:p>
          </table:table-cell>
          <table:table-cell table:number-columns-repeated="2"/>
          <table:table-cell table:formula="of:=MOD([.E9]*[.D$1]+[.D$2];[.D$3])" office:value-type="float" office:value="83" calcext:value-type="float">
            <text:p>83</text:p>
          </table:table-cell>
          <table:table-cell/>
          <table:table-cell table:formula="of:=MOD([.G9]*[.F$1]+[.F$2];[.F$3])" office:value-type="float" office:value="80" calcext:value-type="float">
            <text:p>80</text:p>
          </table:table-cell>
          <table:table-cell table:formula="of:=SQRT(-2*LN([.E10]/101+2^(-64)))*COS(2*PI()*[.G10]/103)" office:value-type="float" office:value="0.104613896740697" calcext:value-type="float">
            <text:p>0.105</text:p>
          </table:table-cell>
          <table:table-cell table:formula="of:=SQRT(-2*LN([.E10]/101+2^(-64)))*SIN(2*PI()*[.G10]/103)" office:value-type="float" office:value="-0.617750557019619" calcext:value-type="float">
            <text:p>-0.6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1]-10+[.H11]*1)^2+10+[.I11]*2" office:value-type="float" office:value="8.28997409157659" calcext:value-type="float">
            <text:p>8.29</text:p>
          </table:table-cell>
          <table:table-cell table:number-columns-repeated="2"/>
          <table:table-cell table:formula="of:=MOD([.E10]*[.D$1]+[.D$2];[.D$3])" office:value-type="float" office:value="52" calcext:value-type="float">
            <text:p>52</text:p>
          </table:table-cell>
          <table:table-cell/>
          <table:table-cell table:formula="of:=MOD([.G10]*[.F$1]+[.F$2];[.F$3])" office:value-type="float" office:value="66" calcext:value-type="float">
            <text:p>66</text:p>
          </table:table-cell>
          <table:table-cell table:formula="of:=SQRT(-2*LN([.E11]/101+2^(-64)))*COS(2*PI()*[.G11]/103)" office:value-type="float" office:value="-0.730150574029412" calcext:value-type="float">
            <text:p>-0.730</text:p>
          </table:table-cell>
          <table:table-cell table:formula="of:=SQRT(-2*LN([.E11]/101+2^(-64)))*SIN(2*PI()*[.G11]/103)" office:value-type="float" office:value="-0.891422310560031" calcext:value-type="float">
            <text:p>-0.8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2]-10+[.H12]*1)^2+10+[.I12]*2" office:value-type="float" office:value="17.4612629681508" calcext:value-type="float">
            <text:p>17.46</text:p>
          </table:table-cell>
          <table:table-cell table:number-columns-repeated="2"/>
          <table:table-cell table:formula="of:=MOD([.E11]*[.D$1]+[.D$2];[.D$3])" office:value-type="float" office:value="60" calcext:value-type="float">
            <text:p>60</text:p>
          </table:table-cell>
          <table:table-cell/>
          <table:table-cell table:formula="of:=MOD([.G11]*[.F$1]+[.F$2];[.F$3])" office:value-type="float" office:value="95" calcext:value-type="float">
            <text:p>95</text:p>
          </table:table-cell>
          <table:table-cell table:formula="of:=SQRT(-2*LN([.E12]/101+2^(-64)))*COS(2*PI()*[.G12]/103)" office:value-type="float" office:value="0.901429516737229" calcext:value-type="float">
            <text:p>0.901</text:p>
          </table:table-cell>
          <table:table-cell table:formula="of:=SQRT(-2*LN([.E12]/101+2^(-64)))*SIN(2*PI()*[.G12]/103)" office:value-type="float" office:value="-0.478515136221629" calcext:value-type="float">
            <text:p>-0.4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3]-10+[.H13]*1)^2+10+[.I13]*2" office:value-type="float" office:value="15.4891812546653" calcext:value-type="float">
            <text:p>15.49</text:p>
          </table:table-cell>
          <table:table-cell table:number-columns-repeated="2"/>
          <table:table-cell table:formula="of:=MOD([.E12]*[.D$1]+[.D$2];[.D$3])" office:value-type="float" office:value="84" calcext:value-type="float">
            <text:p>84</text:p>
          </table:table-cell>
          <table:table-cell/>
          <table:table-cell table:formula="of:=MOD([.G12]*[.F$1]+[.F$2];[.F$3])" office:value-type="float" office:value="57" calcext:value-type="float">
            <text:p>57</text:p>
          </table:table-cell>
          <table:table-cell table:formula="of:=SQRT(-2*LN([.E13]/101+2^(-64)))*COS(2*PI()*[.G13]/103)" office:value-type="float" office:value="-0.573278444708438" calcext:value-type="float">
            <text:p>-0.573</text:p>
          </table:table-cell>
          <table:table-cell table:formula="of:=SQRT(-2*LN([.E13]/101+2^(-64)))*SIN(2*PI()*[.G13]/103)" office:value-type="float" office:value="-0.1998981261257" calcext:value-type="float">
            <text:p>-0.2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14]-10+[.H14]*1)^2+10+[.I14]*2" office:value-type="float" office:value="32.2315254286014" calcext:value-type="float">
            <text:p>32.23</text:p>
          </table:table-cell>
          <table:table-cell table:number-columns-repeated="2"/>
          <table:table-cell table:formula="of:=MOD([.E13]*[.D$1]+[.D$2];[.D$3])" office:value-type="float" office:value="55" calcext:value-type="float">
            <text:p>55</text:p>
          </table:table-cell>
          <table:table-cell/>
          <table:table-cell table:formula="of:=MOD([.G13]*[.F$1]+[.F$2];[.F$3])" office:value-type="float" office:value="18" calcext:value-type="float">
            <text:p>18</text:p>
          </table:table-cell>
          <table:table-cell table:formula="of:=SQRT(-2*LN([.E14]/101+2^(-64)))*COS(2*PI()*[.G14]/103)" office:value-type="float" office:value="0.502036175557639" calcext:value-type="float">
            <text:p>0.502</text:p>
          </table:table-cell>
          <table:table-cell table:formula="of:=SQRT(-2*LN([.E14]/101+2^(-64)))*SIN(2*PI()*[.G14]/103)" office:value-type="float" office:value="0.98159785128587" calcext:value-type="float">
            <text:p>0.9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5]-10+[.H15]*1)^2+10+[.I15]*2" office:value-type="float" office:value="27.4473909258444" calcext:value-type="float">
            <text:p>27.45</text:p>
          </table:table-cell>
          <table:table-cell table:number-columns-repeated="2"/>
          <table:table-cell table:formula="of:=MOD([.E14]*[.D$1]+[.D$2];[.D$3])" office:value-type="float" office:value="69" calcext:value-type="float">
            <text:p>69</text:p>
          </table:table-cell>
          <table:table-cell/>
          <table:table-cell table:formula="of:=MOD([.G14]*[.F$1]+[.F$2];[.F$3])" office:value-type="float" office:value="62" calcext:value-type="float">
            <text:p>62</text:p>
          </table:table-cell>
          <table:table-cell table:formula="of:=SQRT(-2*LN([.E15]/101+2^(-64)))*COS(2*PI()*[.G15]/103)" office:value-type="float" office:value="-0.699912607158606" calcext:value-type="float">
            <text:p>-0.700</text:p>
          </table:table-cell>
          <table:table-cell table:formula="of:=SQRT(-2*LN([.E15]/101+2^(-64)))*SIN(2*PI()*[.G15]/103)" office:value-type="float" office:value="-0.521680330114567" calcext:value-type="float">
            <text:p>-0.5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16]-10+[.H16]*1)^2+10+[.I16]*2" office:value-type="float" office:value="66.8651433712606" calcext:value-type="float">
            <text:p>66.87</text:p>
          </table:table-cell>
          <table:table-cell table:number-columns-repeated="2"/>
          <table:table-cell table:formula="of:=MOD([.E15]*[.D$1]+[.D$2];[.D$3])" office:value-type="float" office:value="10" calcext:value-type="float">
            <text:p>10</text:p>
          </table:table-cell>
          <table:table-cell/>
          <table:table-cell table:formula="of:=MOD([.G15]*[.F$1]+[.F$2];[.F$3])" office:value-type="float" office:value="15" calcext:value-type="float">
            <text:p>15</text:p>
          </table:table-cell>
          <table:table-cell table:formula="of:=SQRT(-2*LN([.E16]/101+2^(-64)))*COS(2*PI()*[.G16]/103)" office:value-type="float" office:value="1.3113682644564" calcext:value-type="float">
            <text:p>1.311</text:p>
          </table:table-cell>
          <table:table-cell table:formula="of:=SQRT(-2*LN([.E16]/101+2^(-64)))*SIN(2*PI()*[.G16]/103)" office:value-type="float" office:value="1.70451873638016" calcext:value-type="float">
            <text:p>1.7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17]-10+[.H17]*1)^2+10+[.I17]*2" office:value-type="float" office:value="81.6731281026506" calcext:value-type="float">
            <text:p>81.67</text:p>
          </table:table-cell>
          <table:table-cell table:number-columns-repeated="2"/>
          <table:table-cell table:formula="of:=MOD([.E16]*[.D$1]+[.D$2];[.D$3])" office:value-type="float" office:value="35" calcext:value-type="float">
            <text:p>35</text:p>
          </table:table-cell>
          <table:table-cell/>
          <table:table-cell table:formula="of:=MOD([.G16]*[.F$1]+[.F$2];[.F$3])" office:value-type="float" office:value="2" calcext:value-type="float">
            <text:p>2</text:p>
          </table:table-cell>
          <table:table-cell table:formula="of:=SQRT(-2*LN([.E17]/101+2^(-64)))*COS(2*PI()*[.G17]/103)" office:value-type="float" office:value="1.44504393295859" calcext:value-type="float">
            <text:p>1.445</text:p>
          </table:table-cell>
          <table:table-cell table:formula="of:=SQRT(-2*LN([.E17]/101+2^(-64)))*SIN(2*PI()*[.G17]/103)" office:value-type="float" office:value="0.177180536524893" calcext:value-type="float">
            <text:p>0.1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18]-10+[.H18]*1)^2+10+[.I18]*2" office:value-type="float" office:value="43.7970898817872" calcext:value-type="float">
            <text:p>43.80</text:p>
          </table:table-cell>
          <table:table-cell table:number-columns-repeated="2"/>
          <table:table-cell table:formula="of:=MOD([.E17]*[.D$1]+[.D$2];[.D$3])" office:value-type="float" office:value="9" calcext:value-type="float">
            <text:p>9</text:p>
          </table:table-cell>
          <table:table-cell/>
          <table:table-cell table:formula="of:=MOD([.G17]*[.F$1]+[.F$2];[.F$3])" office:value-type="float" office:value="51" calcext:value-type="float">
            <text:p>51</text:p>
          </table:table-cell>
          <table:table-cell table:formula="of:=SQRT(-2*LN([.E18]/101+2^(-64)))*COS(2*PI()*[.G18]/103)" office:value-type="float" office:value="-2.19802058979406" calcext:value-type="float">
            <text:p>-2.198</text:p>
          </table:table-cell>
          <table:table-cell table:formula="of:=SQRT(-2*LN([.E18]/101+2^(-64)))*SIN(2*PI()*[.G18]/103)" office:value-type="float" office:value="0.0670624026667605" calcext:value-type="float">
            <text:p>0.0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A19]-10+[.H19]*1)^2+10+[.I19]*2" office:value-type="float" office:value="120.715373466703" calcext:value-type="float">
            <text:p>120.72</text:p>
          </table:table-cell>
          <table:table-cell table:number-columns-repeated="2"/>
          <table:table-cell table:formula="of:=MOD([.E18]*[.D$1]+[.D$2];[.D$3])" office:value-type="float" office:value="32" calcext:value-type="float">
            <text:p>32</text:p>
          </table:table-cell>
          <table:table-cell/>
          <table:table-cell table:formula="of:=MOD([.G18]*[.F$1]+[.F$2];[.F$3])" office:value-type="float" office:value="1" calcext:value-type="float">
            <text:p>1</text:p>
          </table:table-cell>
          <table:table-cell table:formula="of:=SQRT(-2*LN([.E19]/101+2^(-64)))*COS(2*PI()*[.G19]/103)" office:value-type="float" office:value="1.5133491364103" calcext:value-type="float">
            <text:p>1.513</text:p>
          </table:table-cell>
          <table:table-cell table:formula="of:=SQRT(-2*LN([.E19]/101+2^(-64)))*SIN(2*PI()*[.G19]/103)" office:value-type="float" office:value="0.0924317013219298" calcext:value-type="float">
            <text:p>0.0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20]-10+[.H20]*1)^2+10+[.I20]*2" office:value-type="float" office:value="77.3675512349056" calcext:value-type="float">
            <text:p>77.37</text:p>
          </table:table-cell>
          <table:table-cell table:number-columns-repeated="2"/>
          <table:table-cell table:formula="of:=MOD([.E19]*[.D$1]+[.D$2];[.D$3])" office:value-type="float" office:value="0" calcext:value-type="float">
            <text:p>0</text:p>
          </table:table-cell>
          <table:table-cell/>
          <table:table-cell table:formula="of:=MOD([.G19]*[.F$1]+[.F$2];[.F$3])" office:value-type="float" office:value="31" calcext:value-type="float">
            <text:p>31</text:p>
          </table:table-cell>
          <table:table-cell table:formula="of:=SQRT(-2*LN([.E20]/101+2^(-64)))*COS(2*PI()*[.G20]/103)" office:value-type="float" office:value="-2.96531019981191" calcext:value-type="float">
            <text:p>-2.965</text:p>
          </table:table-cell>
          <table:table-cell table:formula="of:=SQRT(-2*LN([.E20]/101+2^(-64)))*SIN(2*PI()*[.G20]/103)" office:value-type="float" office:value="8.94034532501762" calcext:value-type="float">
            <text:p>8.940</text:p>
          </table:table-cell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00/00/00</text:date>, <text:time style:data-style-name="N2" text:time-value="10:55:23.48703726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22T13:06:44.875000000</meta:creation-date>
    <dc:date>2021-02-23T11:08:01.909192346</dc:date>
    <meta:editing-duration>PT27M30S</meta:editing-duration>
    <meta:editing-cycles>6</meta:editing-cycles>
    <meta:generator>LibreOffice/7.0.3.1$MacOSX_X86_64 LibreOffice_project/d7547858d014d4cf69878db179d326fc3483e082</meta:generator>
    <meta:document-statistic meta:table-count="2" meta:cell-count="351" meta:object-count="0"/>
  </office:meta>
</office:document-meta>
</file>